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08c49d"/>
    </style:style>
    <style:style style:name="P3" style:family="paragraph" style:parent-style-name="Standard">
      <style:paragraph-properties>
        <style:tab-stops>
          <style:tab-stop style:position="17cm" style:type="right"/>
        </style:tab-stops>
      </style:paragraph-properties>
    </style:style>
    <style:style style:name="P4" style:family="paragraph" style:parent-style-name="Standard">
      <style:paragraph-properties>
        <style:tab-stops>
          <style:tab-stop style:position="17cm" style:type="right"/>
        </style:tab-stops>
      </style:paragraph-properties>
      <style:text-properties officeooo:paragraph-rsid="0008c49d"/>
    </style:style>
    <style:style style:name="P5" style:family="paragraph" style:parent-style-name="Standard">
      <style:paragraph-properties fo:text-align="end" style:justify-single-word="false">
        <style:tab-stops>
          <style:tab-stop style:position="17cm" style:type="right"/>
        </style:tab-stops>
      </style:paragraph-properties>
    </style:style>
    <style:style style:name="P6" style:family="paragraph" style:parent-style-name="Standard">
      <style:paragraph-properties fo:margin-top="0.4cm" fo:margin-bottom="0cm" loext:contextual-spacing="false">
        <style:tab-stops>
          <style:tab-stop style:position="17cm" style:type="right"/>
        </style:tab-stops>
      </style:paragraph-properties>
    </style:style>
    <style:style style:name="P7" style:family="paragraph" style:parent-style-name="Standard">
      <style:paragraph-properties fo:margin-top="0.4cm" fo:margin-bottom="0cm" loext:contextual-spacing="false">
        <style:tab-stops>
          <style:tab-stop style:position="17cm" style:type="right"/>
        </style:tab-stops>
      </style:paragraph-properties>
      <style:text-propertie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style:text-underline-style="solid" style:text-underline-width="auto" style:text-underline-color="font-color"/>
    </style:style>
    <style:style style:name="P11" style:family="paragraph" style:parent-style-name="TEXTE_20_PRINCIPAL">
      <style:text-properties officeooo:paragraph-rsid="0008c49d"/>
    </style:style>
    <style:style style:name="P12" style:family="paragraph" style:parent-style-name="Standard" style:master-page-name="MP0">
      <style:paragraph-properties style:page-number="auto" fo:break-before="page"/>
      <style:text-properties fo:language="en" fo:country="US" officeooo:paragraph-rsid="0008c49d"/>
    </style:style>
    <style:style style:name="T1" style:family="text">
      <style:text-properties fo:language="en" fo:country="US"/>
    </style:style>
    <style:style style:name="T2" style:family="text">
      <style:text-properties fo:language="en" fo:country="US" officeooo:rsid="0008c49d"/>
    </style:style>
    <style:style style:name="T3" style:family="text">
      <style:text-properties officeooo:rsid="0001c3a6"/>
    </style:style>
    <style:style style:name="T4" style:family="text">
      <style:text-properties officeooo:rsid="000395a1"/>
    </style:style>
    <style:style style:name="T5" style:family="text">
      <style:text-properties officeooo:rsid="0006fbd0"/>
    </style:style>
    <style:style style:name="T6" style:family="text">
      <style:text-properties officeooo:rsid="0008c49d"/>
    </style:style>
    <style:style style:name="T7" style:family="text">
      <style:text-properties style:text-underline-style="none" officeooo:rsid="000395a1"/>
    </style:style>
    <style:style style:name="T8" style:family="text">
      <style:text-properties officeooo:rsid="0009c79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8">Jordan</text:span> ADAM </text:p>
      <text:p text:style-name="P1">6 bis rue <text:span text:style-name="T8">XXX</text:span></text:p>
      <text:p text:style-name="P1">54000 Nancy</text:p>
      <text:p text:style-name="P1">07 …………….<text:span text:style-name="T5"> <text:s text:c="128"/>QS</text:span></text:p>
      <text:p text:style-name="P2"><text:a xlink:type="simple" xlink:href="mailto:adam.benjamin@laposte.net" text:style-name="Internet_20_link" text:visited-style-name="Visited_20_Internet_20_Link">adam.</text:a><text:a xlink:type="simple" xlink:href="mailto:adam.benjamin@laposte.net" text:style-name="Internet_20_link" text:visited-style-name="Visited_20_Internet_20_Link"><text:span text:style-name="T8">jordan</text:span></text:a><text:a xlink:type="simple" xlink:href="mailto:adam.benjamin@laposte.net" text:style-name="Internet_20_link" text:visited-style-name="Visited_20_Internet_20_Link">@laposte.net</text:a> <text:s text:c="80"/><text:span text:style-name="Police_20_par_20_défaut"><text:span text:style-name="T6">M. Pierre FLORENTIN</text:span></text:span> </text:p>
      <text:p text:style-name="P4"><text:span text:style-name="Police_20_par_20_défaut"><text:span text:style-name="T1"><text:tab/></text:span></text:span><text:span text:style-name="Police_20_par_20_défaut"><text:span text:style-name="T2">Directeur </text:span></text:span></text:p>
      <text:p text:style-name="P3"><text:tab/>7 rue Maurice Jeandon</text:p>
      <text:p text:style-name="P5">88100 Saint-Dié-des-Vosges</text:p>
      <text:p text:style-name="P5"/>
      <text:p text:style-name="P6"><text:tab/> Saint-Dié, le 01/10/201<text:span text:style-name="T8">9</text:span></text:p>
      <text:p text:style-name="P6"/>
      <text:p text:style-name="P7"/>
      <text:p text:style-name="P9">Objet : Candidature spontanée pour un stage <text:span text:style-name="T4">en programm</text:span><text:span text:style-name="T7">ation (10 semaines)</text:span></text:p>
      <text:p text:style-name="P10"/>
      <text:p text:style-name="P8"/>
      <text:p text:style-name="TEXTE_20_PRINCIPAL">Monsieur <text:span text:style-name="T6">Florentin,</text:span></text:p>
      <text:p text:style-name="TEXTE_20_PRINCIPAL">Actuellement étudiant en deuxième année de DUT informatique à l'IUT de Saint-Dié-des-Vosges, je recherche un stage <text:span text:style-name="T3">en développement </text:span>d'une durée de 10 semaines, du 3 avril au 8 juin 2018, afin de mettre en application toutes les notions étudiées pendant mon cursus. Je me permets donc de vous adresser ma candidature au poste de développeur stagiaire au sein de votre entreprise.</text:p>
      <text:p text:style-name="TEXTE_20_PRINCIPAL">Mes études dans ce domaine m'ont permis d’acquérir une connaissance solide en bases de données SQL ainsi qu’en programmation web côté serveur. De plus, cette formation m’a sensibilisé à la programmation orientée objet et à l’algorithmique, principalement avec l’utilisation des langages C, Java et Python. Les nombreux projets réalisés à l’IUT m’ont permis de renforcer mes capacités de travail en équipe et mon sens de l'organisation. C’est la raison pour laquelle je souhaiterais m'orienter vers votre équipe de développement.</text:p>
      <text:p text:style-name="TEXTE_20_PRINCIPAL">Effectuer mon stage dans votre entreprise me permettra d'exploiter à leur plein potentiel toutes ces compétences et, très certainement, d'en développer de nouvelles. Mon engouement pour l’informatique ainsi que mon envie perpétuelle d’apprendre me permettront de réaliser mon stage avec plaisir et pourraient, je l’espère, se révéler utiles à votre entreprise.</text:p>
      <text:p text:style-name="P11">Je me tiens à votre disposition pour toute information complémentaire et vous prie d'agréer, Monsieur <text:span text:style-name="T6">Florentin</text:span>, l'expression de mes salutations distinguées.</text:p>
      <text:p text:style-name="TEXTE_20_PRINCIPAL"/>
      <text:p text:style-name="TEXTE_20_PRINCIPAL"><text:s text:c="65"/><text:span text:style-name="T4">Signature scannée</text:span></text:p>
      <text:p text:style-name="TEXTE_20_PRINCIPAL"><text:s text:c="69"/><text:span text:style-name="T4">Prénom N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E_20_PRINCIPAL" style:display-name="TEXTE PRINCIPAL" style:family="paragraph" style:parent-style-name="Text_20_body">
      <style:paragraph-properties fo:margin-left="0cm" fo:margin-right="0cm" fo:line-height="150%" fo:text-align="justify" style:justify-single-word="false" fo:hyphenation-ladder-count="no-limit" fo:text-indent="0.7cm" style:auto-text-indent="false"/>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808080" fo:background-color="#e6e6e6"/>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_64 LibreOffice_project/1ec314fa52f458adc18c4f025c545a4e8b22c159</meta:generator>
    <meta:initial-creator>Aline Caspary</meta:initial-creator>
    <meta:creation-date>2017-10-03T12:17:00Z</meta:creation-date>
    <dc:date>2020-09-03T14:25:14.141000000</dc:date>
    <meta:editing-cycles>9</meta:editing-cycles>
    <meta:editing-duration>P1DT1H23M7S</meta:editing-duration>
    <meta:document-statistic meta:table-count="0" meta:image-count="0" meta:object-count="0" meta:page-count="1" meta:paragraph-count="17" meta:word-count="254" meta:character-count="2062" meta:non-whitespace-character-count="1476"/>
    <meta:user-defined meta:name="Info 1"/>
    <meta:user-defined meta:name="Info 2"/>
    <meta:user-defined meta:name="Info 3"/>
    <meta:user-defined meta:name="Info 4"/>
    <meta:template xlink:type="simple" xlink:actuate="onRequest" xlink:title="" xlink:href="Normal.dotm"/>
  </office:meta>
</office:document-meta>
</file>